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3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1cm" svg:x="2cm" svg:y="1.9cm">
          <text:p text:style-name="P1">Connect Pack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0.8cm" svg:x="3cm" svg:y="3.2cm">
          <text:p text:style-name="P1">Client 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0.8cm" svg:x="4cm" svg:y="5.2cm">
          <text:p text:style-name="P1">IP Array[ClientCount]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0.8cm" svg:x="3cm" svg:y="4.2cm">
          <text:p text:style-name="P1">Max Client 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0.8cm" svg:x="3cm" svg:y="6.2cm">
          <text:p text:style-name="P1">MFNetSyncData Setu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0.8cm" svg:x="4cm" svg:y="7.2cm">
          <text:p text:style-name="P1">Max Pkg ObjectCount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0.662cm" svg:x="10cm" svg:y="4.338cm">
          <draw:text-box>
            <text:p text:style-name="P2">For Server-Setup</text:p>
          </draw:text-box>
        </draw:frame>
        <draw:frame draw:style-name="gr4" draw:text-style-name="P3" draw:layer="layout" svg:width="8.037cm" svg:height="0.662cm" svg:x="10cm" svg:y="3.3cm">
          <draw:text-box>
            <text:p text:style-name="P2">Count of connections which must be mad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6T08:58:00.508984881</meta:creation-date>
    <meta:generator>LibreOffice/6.3.3.2.0$Linux_X86_64 LibreOffice_project/30$Build-2</meta:generator>
    <dc:date>2020-03-21T12:32:37.791882677</dc:date>
    <meta:editing-duration>PT6H21M31S</meta:editing-duration>
    <meta:editing-cycles>2</meta:editing-cycles>
    <meta:document-statistic meta:object-count="8"/>
  </office:meta>
</office:document-meta>
</file>